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6.75cm" fo:min-width="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0.404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ffff" draw:opacity="100%" draw:textarea-horizontal-align="center" draw:textarea-vertical-align="middle"/>
    </style:style>
    <style:style style:name="gr7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000000" draw:opacity="100%" draw:textarea-horizontal-align="center" draw:textarea-vertical-align="middle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458cm" fo:min-width="0.208cm" fo:padding-top="0.165cm" fo:padding-bottom="0.165cm" fo:padding-left="0.29cm" fo:padding-right="0.29cm"/>
    </style:style>
    <style:style style:name="gr19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21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654cm" fo:min-width="0.404cm"/>
      <style:paragraph-properties style:writing-mode="lr-tb"/>
    </style:style>
    <style:style style:name="gr22" style:family="graphic" style:parent-style-name="standard">
      <style:graphic-properties draw:stroke="none" draw:stroke-dash="Dash_20_Dot_20_4" svg:stroke-width="0cm" svg:stroke-color="#000000" svg:stroke-opacity="100%" draw:stroke-linejoin="none" svg:stroke-linecap="butt"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draw:stroke-dash="Dash_20_Dot_20_4" svg:stroke-width="0cm" svg:stroke-color="#000000" svg:stroke-opacity="100%" draw:stroke-linejoin="none" svg:stroke-linecap="butt" draw:fill="solid" draw:fill-color="#000000" draw:textarea-horizontal-align="center" draw:textarea-vertical-align="middle"/>
    </style:style>
    <style:style style:name="gr24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Arrowheads_20_22" draw:marker-end-width="0.3cm" draw:fill="none" draw:textarea-vertical-align="middle"/>
    </style:style>
    <style:style style:name="gr31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32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Arrowheads_20_25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Arrowheads_20_26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Arrowheads_20_27" draw:marker-end-width="0.3cm" draw:fill="none" draw:textarea-vertical-align="middle"/>
    </style:style>
    <style:style style:name="gr36" style:family="graphic" style:parent-style-name="standard">
      <style:graphic-properties draw:stroke="none" draw:stroke-dash="Dash_20_Dot_20_4" svg:stroke-width="0.081cm" svg:stroke-color="#000000" draw:marker-start-width="0.321cm" draw:marker-end-width="0.321cm" draw:stroke-linejoin="none" svg:stroke-linecap="butt" draw:fill="solid" draw:fill-color="#ffffff" draw:textarea-horizontal-align="center" draw:textarea-vertical-align="middle"/>
    </style:style>
    <style:style style:name="gr37" style:family="graphic" style:parent-style-name="standard">
      <style:graphic-properties draw:stroke="none" draw:stroke-dash="Dash_20_Dot_20_4" svg:stroke-width="0.081cm" svg:stroke-color="#000000" draw:marker-start-width="0.321cm" draw:marker-end-width="0.321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erif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loext:graphic-properties draw:fill="solid" draw:fill-color="#000000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7cm" svg:x="4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cm" svg:height="1cm" svg:x="7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cm" svg:height="1cm" svg:x="9.001cm" svg:y="2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cm" svg:height="1cm" svg:x="11.001cm" svg:y="2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cm" svg:height="1cm" svg:x="6cm" svg:y="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cm" svg:height="1cm" svg:x="5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x_1§svg§600§FALSE§</svg:desc>
          <draw:g>
            <draw:path draw:style-name="gr4" draw:text-style-name="P3" draw:layer="layout" svg:width="0.391cm" svg:height="0.239cm" svg:x="5.297cm" svg:y="25.88cm" svg:viewBox="0 0 392 240" svg:d="M195 240c-65 0-130 0-195 0 0-80 0-160 0-240 131 0 261 0 392 0 0 80 0 160 0 240-66 0-131 0-197 0z">
              <text:p/>
            </draw:path>
            <draw:path draw:style-name="gr5" draw:text-style-name="P4" draw:layer="layout" svg:width="0.243cm" svg:height="0.221cm" svg:x="5.286cm" svg:y="25.855cm" svg:viewBox="0 0 244 222" svg:d="M149 68c3-12 16-57 49-57 3 0 14 0 25 6-14 3-24 15-24 26 0 9 6 18 19 18 11 0 26-9 26-29 0-25-29-32-46-32-28 0-45 27-50 38-13-32-39-38-53-38-52 0-80 63-80 75 0 6 4 4 6 6 4 0 5-1 7-6 17-51 49-64 65-64 10 0 27 4 27 32 0 16-8 49-27 117-8 31-25 51-46 51-2 0-14 0-25-6 13-3 24-12 24-26s-11-17-18-17c-15 0-28 12-28 28 0 22 25 32 46 32 32 0 50-34 52-38 5 18 23 38 53 38 50 0 78-63 78-76 0-4-4-4-6-4-4 0-5 2-7 4-15 53-49 65-64 65-20 0-28-16-28-32 0-12 4-21 8-44 6-22 12-44 17-67z">
              <text:p/>
            </draw:path>
            <draw:path draw:style-name="gr5" draw:text-style-name="P4" draw:layer="layout" svg:width="0.125cm" svg:height="0.226cm" svg:x="5.589cm" svg:y="25.918cm" svg:viewBox="0 0 126 227" svg:d="M78 10c0-10-1-10-10-10-22 21-54 22-68 22 0 4 0 8 0 11 8 0 32 0 50-9 0 58 0 117 0 175 0 12 0 16-35 16-4 0-8 0-12 0 0 4 0 8 0 12 7 0 49-1 61-1 10 0 53 1 62 1 0-4 0-8 0-12-5 0-10 0-14 0-34 0-34-4-34-16 0-63 0-126 0-189z">
              <text:p/>
            </draw:path>
          </draw:g>
        </draw:g>
        <draw:g>
          <svg:title>TexMaths</svg:title>
          <svg:desc>14§display§x_2§svg§600§FALSE§</svg:desc>
          <draw:g>
            <draw:path draw:style-name="gr4" draw:text-style-name="P3" draw:layer="layout" svg:width="0.401cm" svg:height="0.237cm" svg:x="7.292cm" svg:y="25.881cm" svg:viewBox="0 0 402 238" svg:d="M0 0c134 0 268 0 402 0 0 79 0 159 0 238-134 0-268 0-402 0 0-79 0-159 0-238z">
              <text:p/>
            </draw:path>
            <draw:path draw:style-name="gr5" draw:text-style-name="P4" draw:layer="layout" svg:width="0.243cm" svg:height="0.219cm" svg:x="7.281cm" svg:y="25.856cm" svg:viewBox="0 0 244 220" svg:d="M149 68c3-12 14-57 49-57 1 0 14 0 24 6-14 2-24 15-24 26 0 8 6 17 20 17 9 0 26-9 26-28 0-25-29-32-46-32-28 0-46 26-52 38-12-34-37-38-53-38-50 0-78 63-78 75 0 4 4 3 6 4 4 0 6 0 7-5 17-52 49-63 65-63 9 0 27 4 27 32 0 15-8 47-27 116-8 30-25 51-47 51-3 0-14 0-24-7 13-3 23-12 23-26 0-13-10-17-18-17-14 0-27 13-27 28 0 22 25 32 46 32 32 0 50-34 52-36 5 18 23 36 53 36 50 0 78-63 78-74 0-5-4-5-6-5-5 0-5 1-7 5-17 52-49 64-65 64-18 0-27-15-27-32 0-11 3-22 9-43 5-22 11-45 16-67z">
              <text:p/>
            </draw:path>
            <draw:path draw:style-name="gr5" draw:text-style-name="P4" draw:layer="layout" svg:width="0.15cm" svg:height="0.226cm" svg:x="7.568cm" svg:y="25.917cm" svg:viewBox="0 0 151 227" svg:d="M151 164c-4 0-8 0-11 0-2 9-6 28-10 32-3 2-30 2-34 2-21 0-42 0-63 0 37-32 48-41 69-57 25-20 49-42 49-74 0-41-37-67-80-67s-71 31-71 61c0 18 14 20 18 20 9 0 18-6 18-18 0-6-3-18-21-18 12-24 34-32 51-32 33 0 51 26 51 54 0 30-21 53-32 65-27 27-55 54-82 81-3 4-3 4-3 14 47 0 94 0 141 0 3-21 6-42 10-63z">
              <text:p/>
            </draw:path>
          </draw:g>
        </draw:g>
        <draw:g>
          <svg:title>TexMaths</svg:title>
          <svg:desc>14§display§x_3§svg§600§FALSE§</svg:desc>
          <draw:g>
            <draw:path draw:style-name="gr4" draw:text-style-name="P3" draw:layer="layout" svg:width="0.404cm" svg:height="0.244cm" svg:x="9.292cm" svg:y="25.882cm" svg:viewBox="0 0 405 245" svg:d="M0 0c135 0 270 0 405 0 0 82 0 163 0 245-135 0-270 0-405 0 0-82 0-163 0-245z">
              <text:p/>
            </draw:path>
            <draw:path draw:style-name="gr5" draw:text-style-name="P4" draw:layer="layout" svg:width="0.242cm" svg:height="0.219cm" svg:x="9.281cm" svg:y="25.857cm" svg:viewBox="0 0 243 220" svg:d="M149 68c3-12 14-57 49-57 2 0 14 0 24 6-14 2-24 15-24 26 0 8 6 17 20 17 10 0 25-9 25-28 0-25-28-32-45-32-28 0-46 26-51 38-13-34-38-38-53-38-51 0-79 63-79 75 0 4 4 3 6 4 4 0 6 0 7-4 17-53 49-64 66-64 8 0 26 4 26 32 0 15-8 47-26 116-9 30-26 51-48 51-3 0-14 0-24-7 13-3 23-12 23-26 0-13-10-17-18-17-14 0-27 13-27 28 0 22 25 32 46 32 32 0 50-34 52-36 5 18 23 36 53 36 50 0 78-63 78-74 0-5-6-5-7-5-4 0-4 2-6 5-16 52-49 64-65 64-18 0-27-15-27-32 0-11 3-22 9-43 5-22 11-45 16-67z">
              <text:p/>
            </draw:path>
            <draw:path draw:style-name="gr5" draw:text-style-name="P4" draw:layer="layout" svg:width="0.157cm" svg:height="0.233cm" svg:x="9.564cm" svg:y="25.918cm" svg:viewBox="0 0 158 234" svg:d="M75 113c27 0 46 19 46 55 0 42-25 55-44 55-14 0-44-5-59-24 17 0 20-13 20-19 0-12-7-19-18-19-10 0-20 6-20 20 0 32 36 53 77 53 47 0 81-32 81-66 0-26-23-53-60-61 36-12 49-39 49-60 0-26-31-47-69-47s-67 19-67 46c0 12 7 18 18 18 10 0 17-7 17-17 0-9-7-16-17-18 11-15 35-18 48-18 15 0 37 7 37 36 0 16-5 31-14 41-11 14-20 14-37 15-9 0-10 0-11 1-2 0-5 0-5 5 0 4 5 4 10 4 6 0 12 0 18 0z">
              <text:p/>
            </draw:path>
          </draw:g>
        </draw:g>
        <draw:g>
          <svg:title>TexMaths</svg:title>
          <svg:desc>14§display§x_4§svg§600§FALSE§</svg:desc>
          <draw:g>
            <draw:path draw:style-name="gr4" draw:text-style-name="P3" draw:layer="layout" svg:width="0.41cm" svg:height="0.239cm" svg:x="11.289cm" svg:y="25.882cm" svg:viewBox="0 0 411 240" svg:d="M205 240c-68 0-137 0-205 0 0-80 0-160 0-240 137 0 274 0 411 0 0 80 0 160 0 240-69 0-137 0-206 0z">
              <text:p/>
            </draw:path>
            <draw:path draw:style-name="gr5" draw:text-style-name="P4" draw:layer="layout" svg:width="0.244cm" svg:height="0.221cm" svg:x="11.278cm" svg:y="25.857cm" svg:viewBox="0 0 245 222" svg:d="M150 68c2-12 13-57 48-57 2 0 14 0 24 6-14 3-24 15-24 26 0 9 6 18 20 18 10 0 27-9 27-29 0-25-30-32-47-32-28 0-44 27-51 38-11-32-38-38-52-38-52 0-80 63-80 75 0 6 4 4 6 6 4 0 6-1 7-6 17-51 49-64 66-64 8 0 26 4 26 32 0 16-8 49-26 117-9 31-26 51-46 51-5 0-16 0-26-6 13-3 24-12 24-26s-11-17-18-17c-15 0-28 12-28 28 0 22 25 32 46 32 32 0 50-34 52-38 5 18 24 38 53 38 50 0 78-63 78-76 0-4-4-4-5-4-6 0-6 2-7 4-17 53-49 65-66 65-18 0-27-16-27-32 0-12 3-21 9-44 5-22 11-44 17-67z">
              <text:p/>
            </draw:path>
            <draw:path draw:style-name="gr5" draw:text-style-name="P4" draw:layer="layout" svg:width="0.167cm" svg:height="0.231cm" svg:x="11.557cm" svg:y="25.916cm" svg:viewBox="0 0 168 232" svg:d="M168 176c0-4 0-9 0-13-13 0-25 0-38 0 0-51 0-102 0-153 0-7 0-10-8-10-5 0-6 0-9 6-38 52-75 105-113 157 0 4 0 9 0 13 34 0 67 0 101 0 0 9 0 18 0 28 0 11 0 15-28 15-4 0-7 0-10 0 0 4 0 8 0 13 18-2 39-2 52-2 12 0 35 0 51 2 0-5 0-9 0-13-3 0-6 0-9 0-27 0-27-4-27-15 0-10 0-19 0-28 13 0 25 0 38 0zM103 38c0 42 0 83 0 125-30 0-60 0-90 0 30-42 60-83 90-125z">
              <text:p/>
            </draw:path>
          </draw:g>
        </draw:g>
        <draw:g>
          <svg:title>TexMaths</svg:title>
          <svg:desc>14§display§S_1§svg§600§FALSE§</svg:desc>
          <draw:g>
            <draw:path draw:style-name="gr6" draw:text-style-name="P5" draw:layer="layout" svg:width="0.411cm" svg:height="0.366cm" svg:x="6.282cm" svg:y="24.317cm" svg:viewBox="0 0 412 367" svg:d="M0 0c137 0 275 0 412 0 0 122 0 245 0 367-137 0-275 0-412 0 0-122 0-245 0-367z">
              <text:p/>
            </draw:path>
            <draw:path draw:style-name="gr7" draw:text-style-name="P6" draw:layer="layout" svg:width="0.289cm" svg:height="0.353cm" svg:x="6.282cm" svg:y="24.292cm" svg:viewBox="0 0 290 354" svg:d="M290 4c0-1-1-4-5-4-3 0-3 0-9 7-7 9-15 19-23 28-13-22-38-35-70-35-63 0-122 56-122 116 0 39 27 61 52 68 17 5 35 9 52 14 18 4 46 11 46 52 0 44-41 89-88 89-32 0-87-10-87-71 0-11 3-23 3-27 1-1 1-1 1-3 0-4-2-5-5-5s-4 1-6 3c-1 1-29 113-29 114 0 3 3 4 6 4 2 0 2 0 8-7 8-9 17-18 25-28 21 28 53 35 82 35 66 0 125-64 125-125 0-34-17-50-24-57-11-12-20-13-63-24-11-3-28-9-32-9-14-4-31-19-31-44 0-39 39-81 87-81 40 0 70 21 70 75 0 16-2 24-2 28 2 2 0 4 6 4 4 0 6-1 7-9 9-36 18-72 26-108z">
              <text:p/>
            </draw:path>
            <draw:path draw:style-name="gr7" draw:text-style-name="P6" draw:layer="layout" svg:width="0.123cm" svg:height="0.226cm" svg:x="6.595cm" svg:y="24.482cm" svg:viewBox="0 0 124 227" svg:d="M77 10c0-9 0-10-10-10-22 22-53 22-67 22 0 4 0 9 0 13 8 0 31 0 49-10 0 58 0 116 0 174 0 12 0 16-34 16-4 0-9 0-14 0 0 4 0 8 0 12 7 0 49-1 62-1 11 0 54 1 61 1 0-4 0-8 0-12-4 0-8 0-12 0-35 0-35-4-35-16 0-63 0-126 0-189z">
              <text:p/>
            </draw:path>
          </draw:g>
        </draw:g>
        <draw:custom-shape draw:style-name="gr2" draw:text-style-name="P2" xml:id="id4" draw:id="id4" draw:layer="layout" svg:width="1cm" svg:height="1cm" svg:x="5.001cm" svg:y="2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cm" svg:height="1cm" svg:x="7.001cm" svg:y="2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5.854cm" svg:y1="25.646cm" svg:x2="6.5cm" svg:y2="25cm" draw:start-shape="id1" draw:start-glue-point="11" draw:end-shape="id2" draw:end-glue-point="2" svg:d="M5854 25646l646-646" svg:viewBox="0 0 647 647">
          <text:p/>
        </draw:connector>
        <draw:connector draw:style-name="gr9" draw:text-style-name="P7" draw:layer="layout" draw:type="line" svg:x1="7.146cm" svg:y1="25.646cm" svg:x2="6.5cm" svg:y2="25cm" draw:start-shape="id3" draw:start-glue-point="5" draw:end-shape="id2" draw:end-glue-point="2" svg:d="M7146 25646l-646-646" svg:viewBox="0 0 647 647">
          <text:p/>
        </draw:connector>
        <draw:connector draw:style-name="gr10" draw:text-style-name="P7" draw:layer="layout" draw:type="line" svg:x1="6.5cm" svg:y1="24cm" svg:x2="5.855cm" svg:y2="23.355cm" draw:start-shape="id2" draw:start-glue-point="0" draw:end-shape="id4" draw:end-glue-point="9" svg:d="M6500 24000l-645-645" svg:viewBox="0 0 646 646">
          <text:p/>
        </draw:connector>
        <draw:connector draw:style-name="gr11" draw:text-style-name="P7" draw:layer="layout" draw:type="line" svg:x1="6.5cm" svg:y1="24cm" svg:x2="7.147cm" svg:y2="23.355cm" draw:start-shape="id2" draw:start-glue-point="0" draw:end-shape="id5" draw:end-glue-point="7" svg:d="M6500 24000l647-645" svg:viewBox="0 0 648 646">
          <text:p/>
        </draw:connector>
        <draw:custom-shape draw:style-name="gr3" draw:text-style-name="P2" xml:id="id6" draw:id="id6" draw:layer="layout" svg:width="1cm" svg:height="1cm" svg:x="8cm" svg:y="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S_2§svg§600§FALSE§</svg:desc>
          <draw:g>
            <draw:path draw:style-name="gr4" draw:text-style-name="P3" draw:layer="layout" svg:width="0.422cm" svg:height="0.368cm" svg:x="8.276cm" svg:y="21.316cm" svg:viewBox="0 0 423 369" svg:d="M212 369c-71 0-141 0-212 0 0-123 0-246 0-369 141 0 282 0 423 0 0 123 0 246 0 369-70 0-141 0-211 0z">
              <text:p/>
            </draw:path>
            <draw:path draw:style-name="gr5" draw:text-style-name="P4" draw:layer="layout" svg:width="0.289cm" svg:height="0.355cm" svg:x="8.276cm" svg:y="21.291cm" svg:viewBox="0 0 290 356" svg:d="M290 6c0-2-1-6-5-6-2 0-3 1-9 7-7 9-15 19-23 28-13-22-38-35-70-35-62 0-120 56-120 116 0 39 25 61 50 70 17 4 35 8 52 12 18 6 46 13 46 53 0 44-41 90-88 90-32 0-87-11-87-71 0-12 3-24 3-27 1-1 1-2 1-3 0-5-2-5-5-5s-5-1-6 1c-1 3-29 113-29 115 0 4 3 5 6 5 2 0 2 0 9-7 8-9 16-18 24-28 21 28 55 35 82 35 67 0 125-65 125-125 0-34-17-51-24-58-11-11-20-14-63-25-10-3-28-7-32-8-14-4-31-18-31-45 0-39 39-81 87-81 40 0 70 21 70 75 0 17-2 26-2 28 2 2 0 5 6 5 4 0 5-2 7-10 9-36 18-71 26-106z">
              <text:p/>
            </draw:path>
            <draw:path draw:style-name="gr5" draw:text-style-name="P4" draw:layer="layout" svg:width="0.151cm" svg:height="0.227cm" svg:x="8.572cm" svg:y="21.482cm" svg:viewBox="0 0 152 228" svg:d="M152 165c-4 0-8 0-12 0 0 8-5 28-9 31-3 2-29 2-33 2-21 0-42 0-63 0 35-32 47-42 68-57 25-21 49-42 49-74 0-42-36-67-81-67-42 0-71 29-71 61 0 17 15 20 18 20 9 0 18-7 18-18 0-7-1-18-19-18 11-25 33-32 50-32 34 0 52 26 52 54 0 29-21 53-32 66-28 27-55 54-83 81-4 3-4 4-4 14 47 0 94 0 141 0 4-21 7-42 11-63z">
              <text:p/>
            </draw:path>
          </draw:g>
        </draw:g>
        <draw:connector draw:style-name="gr12" draw:text-style-name="P7" draw:layer="layout" draw:type="line" svg:x1="7.855cm" svg:y1="22.647cm" svg:x2="8.5cm" svg:y2="22cm" draw:start-shape="id5" draw:start-glue-point="11" draw:end-shape="id6" draw:end-glue-point="2" svg:d="M7855 22647l645-647" svg:viewBox="0 0 646 648">
          <text:p/>
        </draw:connector>
        <draw:connector draw:style-name="gr13" draw:text-style-name="P7" draw:layer="layout" draw:type="line" svg:x1="9.501cm" svg:y1="25.501cm" svg:x2="8.5cm" svg:y2="22cm" draw:start-shape="id7" draw:start-glue-point="4" draw:end-shape="id6" draw:end-glue-point="2" svg:d="M9501 25501l-1001-3501" svg:viewBox="0 0 1002 3502">
          <text:p/>
        </draw:connector>
        <draw:custom-shape draw:style-name="gr2" draw:text-style-name="P2" xml:id="id8" draw:id="id8" draw:layer="layout" svg:width="1cm" svg:height="1cm" svg:x="7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cm" svg:height="1cm" svg:x="9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7" draw:layer="layout" draw:type="line" svg:x1="8.5cm" svg:y1="21cm" svg:x2="7.854cm" svg:y2="20.354cm" draw:start-shape="id6" draw:start-glue-point="0" draw:end-shape="id8" draw:end-glue-point="9" svg:d="M8500 21000l-646-646" svg:viewBox="0 0 647 647">
          <text:p/>
        </draw:connector>
        <draw:connector draw:style-name="gr15" draw:text-style-name="P7" draw:layer="layout" draw:type="line" svg:x1="8.5cm" svg:y1="21cm" svg:x2="9.146cm" svg:y2="20.354cm" draw:start-shape="id6" draw:start-glue-point="0" draw:end-shape="id9" draw:end-glue-point="7" svg:d="M8500 21000l646-646" svg:viewBox="0 0 647 647">
          <text:p/>
        </draw:connector>
        <draw:custom-shape draw:style-name="gr3" draw:text-style-name="P2" xml:id="id10" draw:id="id10" draw:layer="layout" svg:width="1cm" svg:height="1cm" svg:x="10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S_3§svg§600§FALSE§</svg:desc>
          <draw:g>
            <draw:path draw:style-name="gr4" draw:text-style-name="P3" draw:layer="layout" svg:width="0.425cm" svg:height="0.375cm" svg:x="10.275cm" svg:y="18.312cm" svg:viewBox="0 0 426 376" svg:d="M214 376c-72 0-143 0-214 0 0-125 0-251 0-376 142 0 284 0 426 0 0 125 0 251 0 376-71 0-142 0-212 0z">
              <text:p/>
            </draw:path>
            <draw:path draw:style-name="gr5" draw:text-style-name="P4" draw:layer="layout" svg:width="0.29cm" svg:height="0.355cm" svg:x="10.275cm" svg:y="18.287cm" svg:viewBox="0 0 291 356" svg:d="M291 6c0-2-2-6-6-6-3 0-3 1-8 7-8 9-16 19-24 28-13-22-38-35-70-35-61 0-122 57-122 116 0 39 27 61 52 70 17 4 35 9 52 14 18 4 46 11 46 51 0 44-41 90-88 90-32 0-87-11-87-71 0-12 3-24 3-27 2-1 1-2 2-3 0-5-3-5-6-5s-5-1-6 1c-1 3-29 113-29 116s3 4 6 4c2 0 2 0 9-7 8-9 16-18 24-28 21 28 55 35 83 35 65 0 124-65 124-125 0-34-17-51-24-58-11-11-19-14-63-25-11-3-28-7-32-8-14-4-31-18-31-45 0-39 39-81 87-81 40 0 70 21 70 75 0 17-2 26-2 28 2 2 0 5 6 5 4 0 6-2 7-10 9-36 18-71 27-106z">
              <text:p/>
            </draw:path>
            <draw:path draw:style-name="gr5" draw:text-style-name="P4" draw:layer="layout" svg:width="0.157cm" svg:height="0.234cm" svg:x="10.568cm" svg:y="18.478cm" svg:viewBox="0 0 158 235" svg:d="M75 113c27 0 47 18 47 55 0 43-26 56-45 56-14 0-45-5-59-24 17-2 20-13 20-20 0-11-9-18-18-18-10 0-20 6-20 20 0 32 36 53 77 53 47 0 81-32 81-67 0-27-23-53-60-60 36-14 49-40 49-60 0-28-31-48-69-48-37 0-67 18-67 46 0 11 7 18 17 18 11 0 18-8 18-18s-7-17-18-17c13-15 36-19 49-19 15 0 36 7 36 38 0 13-4 29-12 40-12 13-21 14-40 15-8 0-8 0-9 0-2 0-5 2-5 6s3 4 10 4c6 0 12 0 18 0z">
              <text:p/>
            </draw:path>
          </draw:g>
        </draw:g>
        <draw:connector draw:style-name="gr16" draw:text-style-name="P7" draw:layer="layout" draw:type="line" svg:x1="9.854cm" svg:y1="19.646cm" svg:x2="10.5cm" svg:y2="19cm" draw:start-shape="id9" draw:start-glue-point="11" draw:end-shape="id10" draw:end-glue-point="2" svg:d="M9854 19646l646-646" svg:viewBox="0 0 647 647">
          <text:p/>
        </draw:connector>
        <draw:connector draw:style-name="gr17" draw:text-style-name="P7" draw:layer="layout" draw:type="line" svg:x1="11.501cm" svg:y1="25.501cm" svg:x2="10.5cm" svg:y2="19cm" draw:start-shape="id11" draw:start-glue-point="4" draw:end-shape="id10" draw:end-glue-point="2" svg:d="M11501 25501l-1001-6501" svg:viewBox="0 0 1002 6502">
          <text:p/>
        </draw:connector>
        <draw:custom-shape draw:style-name="gr2" draw:text-style-name="P2" xml:id="id12" draw:id="id12" draw:layer="layout" svg:width="1cm" svg:height="1cm" svg:x="9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3" draw:id="id13" draw:layer="layout" svg:width="1cm" svg:height="1cm" svg:x="1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draw:type="line" svg:x1="10.5cm" svg:y1="18cm" svg:x2="9.854cm" svg:y2="17.354cm" draw:start-shape="id10" draw:start-glue-point="0" draw:end-shape="id12" draw:end-glue-point="9" svg:d="M10500 18000l-646-646" svg:viewBox="0 0 647 647">
          <text:p/>
        </draw:connector>
        <draw:connector draw:style-name="gr20" draw:text-style-name="P7" draw:layer="layout" draw:type="line" svg:x1="10.5cm" svg:y1="18cm" svg:x2="11.146cm" svg:y2="17.354cm" draw:start-shape="id10" draw:start-glue-point="0" draw:end-shape="id13" draw:end-glue-point="7" svg:d="M10500 18000l646-646" svg:viewBox="0 0 647 647">
          <text:p/>
        </draw:connector>
        <draw:custom-shape draw:style-name="gr21" draw:text-style-name="P2" xml:id="id14" draw:id="id14" draw:layer="layout" svg:width="1cm" svg:height="1cm" svg:x="6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S_4§svg§600§FALSE§</svg:desc>
          <draw:g>
            <draw:path draw:style-name="gr22" draw:text-style-name="P3" draw:layer="layout" svg:width="0.43cm" svg:height="0.366cm" svg:x="6.272cm" svg:y="18.317cm" svg:viewBox="0 0 431 367" svg:d="M0 0c144 0 287 0 431 0 0 122 0 245 0 367-144 0-287 0-431 0 0-122 0-245 0-367z">
              <text:p/>
            </draw:path>
            <draw:path draw:style-name="gr23" draw:text-style-name="P4" draw:layer="layout" svg:width="0.289cm" svg:height="0.353cm" svg:x="6.272cm" svg:y="18.292cm" svg:viewBox="0 0 290 354" svg:d="M290 4c0-1 0-4-5-4-2 0-3 0-9 7-8 9-16 19-24 28-12-22-37-35-69-35-62 0-122 56-122 116 0 39 27 61 52 68 17 5 34 9 52 14 18 4 46 11 46 52 0 44-41 89-88 89-32 0-87-10-87-71 0-11 3-23 3-27 1-1 1-1 1-3 0-4-2-5-5-5s-4 1-6 3c-1 1-29 113-29 114 0 3 3 4 6 4 2 0 2 0 8-7 8-9 17-18 25-28 21 28 54 35 82 35 67 0 124-64 124-125 0-34-16-50-23-57-11-12-20-13-63-24-10-3-28-9-32-9-14-4-31-19-31-44 0-39 39-81 87-81 40 0 69 21 69 75 0 16-1 24-1 28 2 2 0 4 6 4 5 0 5-1 7-9 8-36 17-72 26-108z">
              <text:p/>
            </draw:path>
            <draw:path draw:style-name="gr23" draw:text-style-name="P4" draw:layer="layout" svg:width="0.166cm" svg:height="0.229cm" svg:x="6.561cm" svg:y="18.479cm" svg:viewBox="0 0 167 230" svg:d="M167 174c0-4 0-8 0-12-12 0-25 0-37 0 0-51 0-102 0-152 0-7 0-10-9-10-4 0-5 0-8 4-38 53-75 105-113 158 0 4 0 8 0 12 33 0 67 0 100 0 0 10 0 19 0 28 0 11 0 16-27 16-4 0-7 0-10 0 0 4 0 8 0 12 18 0 39-1 51-1 13 0 35 1 52 1 0-4 0-8 0-12-3 0-6 0-8 0-28 0-28-5-28-16 0-9 0-18 0-28 12 0 25 0 37 0zM103 36c0 42 0 84 0 126-30 0-60 0-90 0 30-42 60-84 90-126z">
              <text:p/>
            </draw:path>
          </draw:g>
        </draw:g>
        <draw:connector draw:style-name="gr24" draw:text-style-name="P7" draw:layer="layout" draw:type="line" svg:x1="7.146cm" svg:y1="19.646cm" svg:x2="6.5cm" svg:y2="19cm" draw:start-shape="id8" draw:start-glue-point="5" draw:end-shape="id14" draw:end-glue-point="2" svg:d="M7146 19646l-646-646" svg:viewBox="0 0 647 647">
          <text:p/>
        </draw:connector>
        <draw:connector draw:style-name="gr25" draw:text-style-name="P7" draw:layer="layout" draw:type="line" svg:x1="5.501cm" svg:y1="22.501cm" svg:x2="6.5cm" svg:y2="19cm" draw:start-shape="id4" draw:start-glue-point="4" draw:end-shape="id14" draw:end-glue-point="2" svg:d="M5501 22501l999-3501" svg:viewBox="0 0 1000 3502">
          <text:p/>
        </draw:connector>
        <draw:custom-shape draw:style-name="gr2" draw:text-style-name="P2" xml:id="id15" draw:id="id15" draw:layer="layout" svg:width="1cm" svg:height="1cm" svg:x="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1cm" svg:height="1cm" svg:x="7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6.5cm" svg:y1="18cm" svg:x2="5.854cm" svg:y2="17.354cm" draw:start-shape="id14" draw:start-glue-point="0" draw:end-shape="id15" draw:end-glue-point="9" svg:d="M6500 18000l-646-646" svg:viewBox="0 0 647 647">
          <text:p/>
        </draw:connector>
        <draw:connector draw:style-name="gr27" draw:text-style-name="P7" draw:layer="layout" draw:type="line" svg:x1="6.5cm" svg:y1="18cm" svg:x2="7.146cm" svg:y2="17.354cm" draw:start-shape="id14" draw:start-glue-point="0" draw:end-shape="id16" draw:end-glue-point="7" svg:d="M6500 18000l646-646" svg:viewBox="0 0 647 647">
          <text:p/>
        </draw:connector>
        <draw:g>
          <svg:title>TexMaths</svg:title>
          <svg:desc>14§display§y_4§svg§600§FALSE§</svg:desc>
          <draw:g>
            <draw:path draw:style-name="gr4" draw:text-style-name="P3" draw:layer="layout" svg:width="0.369cm" svg:height="0.264cm" svg:x="11.308cm" svg:y="16.868cm" svg:viewBox="0 0 370 265" svg:d="M0 0c123 0 247 0 370 0 0 88 0 177 0 265-123 0-247 0-370 0 0-88 0-177 0-265z">
              <text:p/>
            </draw:path>
            <draw:path draw:style-name="gr5" draw:text-style-name="P4" draw:layer="layout" svg:width="0.224cm" svg:height="0.314cm" svg:x="11.297cm" svg:y="16.843cm" svg:viewBox="0 0 225 315" svg:d="M223 29c2-7 2-7 2-11 0-8-7-12-14-12-4 0-13 2-17 9-1 3-4 18-7 27-3 12-7 26-10 39-7 29-15 58-22 88-2 7-22 41-55 41-25 0-30-22-30-40 0-22 8-52 25-95 8-21 10-25 10-35 0-22-16-40-41-40-46 0-64 71-64 75s4 3 6 4c5 0 5 0 8-8 13-46 32-60 49-60 4 0 12 0 12 15 0 13-4 26-8 34-20 52-28 79-28 103 0 43 31 57 59 57 19 0 36-8 50-21-7 25-13 49-32 74-13 17-31 31-53 31-7 0-30-2-38-20 8 0 14 0 21-7 6-4 10-9 10-19 0-15-13-17-18-17-11 0-28 7-28 32 0 24 22 42 53 42 50 0 100-45 113-99 16-62 31-124 47-187z">
              <text:p/>
            </draw:path>
            <draw:path draw:style-name="gr5" draw:text-style-name="P4" draw:layer="layout" svg:width="0.166cm" svg:height="0.229cm" svg:x="11.536cm" svg:y="16.902cm" svg:viewBox="0 0 167 230" svg:d="M167 174c0-4 0-8 0-12-12 0-25 0-37 0 0-51 0-102 0-152 0-7 0-10-9-10-4 0-4 0-8 4-38 53-75 105-113 158 0 4 0 8 0 12 33 0 67 0 100 0 0 10 0 19 0 28 0 11 0 15-27 15-3 0-6 0-9 0 0 5 0 9 0 13 17-1 38-1 50-1 13 0 35 0 52 1 0-4 0-8 0-13-3 0-6 0-8 0-28 0-28-4-28-15 0-9 0-18 0-28 12 0 25 0 37 0zM103 36c0 42 0 84 0 126-30 0-60 0-90 0 30-42 60-84 90-126z">
              <text:p/>
            </draw:path>
          </draw:g>
        </draw:g>
        <draw:custom-shape draw:style-name="gr3" draw:text-style-name="P2" xml:id="id17" draw:id="id17" draw:layer="layout" svg:width="1cm" svg:height="1cm" svg:x="8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S_5§svg§600§FALSE§</svg:desc>
          <draw:g>
            <draw:path draw:style-name="gr4" draw:text-style-name="P3" draw:layer="layout" svg:width="0.422cm" svg:height="0.375cm" svg:x="8.276cm" svg:y="15.312cm" svg:viewBox="0 0 423 376" svg:d="M212 376c-71 0-141 0-212 0 0-125 0-251 0-376 141 0 282 0 423 0 0 125 0 251 0 376-70 0-141 0-211 0z">
              <text:p/>
            </draw:path>
            <draw:path draw:style-name="gr5" draw:text-style-name="P4" draw:layer="layout" svg:width="0.289cm" svg:height="0.355cm" svg:x="8.276cm" svg:y="15.287cm" svg:viewBox="0 0 290 356" svg:d="M290 6c0-2-1-6-5-6-2 0-3 1-9 7-7 9-15 19-23 28-13-22-38-35-70-35-62 0-120 57-120 116 0 39 25 61 50 70 17 4 35 9 52 14 18 4 46 11 46 51 0 44-41 90-88 90-32 0-87-11-87-71 0-12 3-24 3-27 1-1 1-2 1-3 0-5-2-5-5-5s-5-1-6 1c-1 3-29 113-29 116s3 4 6 4c2 0 2 0 9-7 8-9 16-18 24-28 21 28 55 35 82 35 67 0 125-65 125-125 0-34-17-51-24-58-11-11-20-14-63-25-10-3-28-7-32-8-14-4-31-18-31-45 0-39 39-81 87-81 40 0 70 21 70 75 0 17-2 26-2 28 2 2 0 5 6 5 4 0 5-2 7-10 9-36 18-71 26-106z">
              <text:p/>
            </draw:path>
            <draw:path draw:style-name="gr5" draw:text-style-name="P4" draw:layer="layout" svg:width="0.151cm" svg:height="0.234cm" svg:x="8.572cm" svg:y="15.478cm" svg:viewBox="0 0 152 235" svg:d="M32 36c17 5 28 5 34 5 44 0 71-31 71-37 0-3-2-4-4-4-1 0-2 0-3 1-9 3-27 10-52 10-10 0-28-1-49-10-4-1-4-1-5-1-4 0-4 4-4 10 0 33 0 67 0 100 0 6 0 10 5 10 3 0 4 0 7-4 15-20 35-22 48-22 21 0 29 16 32 19 5 11 8 24 8 45 0 10 0 29-11 45-8 12-24 21-41 21-21 0-44-13-53-35 13 1 20-7 20-17 0-16-13-18-17-18-1 0-18 0-18 19 0 31 29 62 70 62 43 0 82-34 82-76 0-39-29-75-72-75-14 0-33 4-48 17 0-22 0-43 0-65z">
              <text:p/>
            </draw:path>
          </draw:g>
        </draw:g>
        <draw:connector draw:style-name="gr28" draw:text-style-name="P7" draw:layer="layout" draw:type="line" svg:x1="7.854cm" svg:y1="16.646cm" svg:x2="8.5cm" svg:y2="16cm" draw:start-shape="id16" draw:start-glue-point="11" draw:end-shape="id17" draw:end-glue-point="2" svg:d="M7854 16646l646-646" svg:viewBox="0 0 647 647">
          <text:p/>
        </draw:connector>
        <draw:connector draw:style-name="gr29" draw:text-style-name="P7" draw:layer="layout" draw:type="line" svg:x1="9.146cm" svg:y1="16.646cm" svg:x2="8.5cm" svg:y2="16cm" draw:start-shape="id12" draw:start-glue-point="5" draw:end-shape="id17" draw:end-glue-point="2" svg:d="M9146 16646l-646-646" svg:viewBox="0 0 647 647">
          <text:p/>
        </draw:connector>
        <draw:custom-shape draw:style-name="gr18" draw:text-style-name="P2" xml:id="id19" draw:id="id19" draw:layer="layout" svg:width="1cm" svg:height="1cm" svg:x="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1cm" svg:height="1cm" svg:x="7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7" draw:layer="layout" draw:type="line" svg:x1="8.5cm" svg:y1="15cm" svg:x2="7.854cm" svg:y2="14.354cm" draw:start-shape="id17" draw:start-glue-point="0" draw:end-shape="id18" draw:end-glue-point="9" svg:d="M8500 15000l-646-646" svg:viewBox="0 0 647 647">
          <text:p/>
        </draw:connector>
        <draw:connector draw:style-name="gr31" draw:text-style-name="P7" draw:layer="layout" draw:type="line" svg:x1="8.5cm" svg:y1="15cm" svg:x2="9.146cm" svg:y2="14.354cm" draw:start-shape="id17" draw:start-glue-point="0" draw:end-shape="id19" draw:end-glue-point="7" svg:d="M8500 15000l646-646" svg:viewBox="0 0 647 647">
          <text:p/>
        </draw:connector>
        <draw:custom-shape draw:style-name="gr3" draw:text-style-name="P2" xml:id="id20" draw:id="id20" draw:layer="layout" svg:width="1cm" svg:height="1cm" svg:x="6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S_6§svg§600§FALSE§</svg:desc>
          <draw:g>
            <draw:path draw:style-name="gr4" draw:text-style-name="P3" draw:layer="layout" svg:width="0.425cm" svg:height="0.375cm" svg:x="6.275cm" svg:y="12.312cm" svg:viewBox="0 0 426 376" svg:d="M214 376c-72 0-143 0-214 0 0-125 0-251 0-376 142 0 284 0 426 0 0 125 0 251 0 376-71 0-142 0-212 0z">
              <text:p/>
            </draw:path>
            <draw:path draw:style-name="gr5" draw:text-style-name="P4" draw:layer="layout" svg:width="0.29cm" svg:height="0.355cm" svg:x="6.275cm" svg:y="12.287cm" svg:viewBox="0 0 291 356" svg:d="M291 6c0-2-2-6-6-6-3 0-3 1-8 7-8 9-16 19-24 28-13-22-38-35-70-35-61 0-122 57-122 116 0 39 27 61 52 70 17 4 35 9 52 14 18 4 46 11 46 51 0 44-41 90-88 90-32 0-87-11-87-71 0-12 3-24 3-27 2-1 1-2 2-3 0-5-3-5-6-5s-5-1-6 1c-1 3-29 113-29 116s3 4 6 4c2 0 2 0 9-7 8-9 16-18 24-28 21 28 55 35 83 35 65 0 124-65 124-125 0-34-17-51-24-58-11-11-19-14-63-25-11-3-28-7-32-8-14-4-31-18-31-45 0-39 39-81 87-81 40 0 70 21 70 75 0 17-2 26-2 28 2 2 0 5 6 5 4 0 6-2 7-10 9-36 18-71 27-106z">
              <text:p/>
            </draw:path>
            <draw:path draw:style-name="gr5" draw:text-style-name="P4" draw:layer="layout" svg:width="0.157cm" svg:height="0.234cm" svg:x="6.568cm" svg:y="12.478cm" svg:viewBox="0 0 158 235" svg:d="M34 116c0-28 1-55 15-75 11-19 29-31 52-31 9 0 23 3 30 12-8 0-15 6-15 16s5 16 15 16c11 0 17-6 17-16 0-20-14-38-49-38-49 0-99 45-99 119 0 89 42 116 80 116 42 0 78-32 78-77 0-43-35-76-76-76-26 0-41 19-48 34zM80 224c-17 0-31-10-38-26-6-9-8-28-8-47 0-34 20-60 47-60 15 0 27 7 35 19 8 13 8 28 8 48 0 19 0 33-8 47-8 12-20 19-36 19z">
              <text:p/>
            </draw:path>
          </draw:g>
        </draw:g>
        <draw:connector draw:style-name="gr32" draw:text-style-name="P7" draw:layer="layout" draw:type="line" svg:x1="5.5cm" svg:y1="16.5cm" svg:x2="6.5cm" svg:y2="13cm" draw:start-shape="id15" draw:start-glue-point="4" draw:end-shape="id20" draw:end-glue-point="2" svg:d="M5500 16500l1000-3500" svg:viewBox="0 0 1001 3501">
          <text:p/>
        </draw:connector>
        <draw:connector draw:style-name="gr33" draw:text-style-name="P7" draw:layer="layout" draw:type="line" svg:x1="7.146cm" svg:y1="13.646cm" svg:x2="6.5cm" svg:y2="13cm" draw:start-shape="id18" draw:start-glue-point="5" draw:end-shape="id20" draw:end-glue-point="2" svg:d="M7146 13646l-646-646" svg:viewBox="0 0 647 647">
          <text:p/>
        </draw:connector>
        <draw:custom-shape draw:style-name="gr18" draw:text-style-name="P2" xml:id="id22" draw:id="id22" draw:layer="layout" svg:width="1cm" svg:height="1cm" svg:x="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1" draw:id="id21" draw:layer="layout" svg:width="1cm" svg:height="1cm" svg:x="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7" draw:layer="layout" draw:type="line" svg:x1="6.5cm" svg:y1="12cm" svg:x2="5.854cm" svg:y2="11.354cm" draw:start-shape="id20" draw:start-glue-point="0" draw:end-shape="id21" draw:end-glue-point="9" svg:d="M6500 12000l-646-646" svg:viewBox="0 0 647 647">
          <text:p/>
        </draw:connector>
        <draw:connector draw:style-name="gr35" draw:text-style-name="P7" draw:layer="layout" draw:type="line" svg:x1="6.5cm" svg:y1="12cm" svg:x2="7.146cm" svg:y2="11.354cm" draw:start-shape="id20" draw:start-glue-point="0" draw:end-shape="id22" draw:end-glue-point="7" svg:d="M6500 12000l646-646" svg:viewBox="0 0 647 647">
          <text:p/>
        </draw:connector>
        <draw:g>
          <svg:title>TexMaths</svg:title>
          <svg:desc>14§display§y_3§svg§600§FALSE§</svg:desc>
          <draw:g>
            <draw:path draw:style-name="gr4" draw:text-style-name="P3" draw:layer="layout" svg:width="0.365cm" svg:height="0.265cm" svg:x="9.31cm" svg:y="13.925cm" svg:viewBox="0 0 366 266" svg:d="M183 266c-61 0-122 0-183 0 0-89 0-177 0-266 122 0 244 0 366 0 0 89 0 177 0 266-61 0-122 0-183 0z">
              <text:p/>
            </draw:path>
            <draw:path draw:style-name="gr5" draw:text-style-name="P4" draw:layer="layout" svg:width="0.225cm" svg:height="0.315cm" svg:x="9.299cm" svg:y="13.9cm" svg:viewBox="0 0 226 316" svg:d="M223 31c3-7 3-9 3-13 0-8-7-12-14-12-5 0-14 2-18 9 0 3-4 18-7 27-3 12-5 26-10 39-7 29-14 58-21 88-2 8-23 41-55 41-26 0-31-21-31-39 0-22 8-53 25-96 8-19 10-25 10-35 0-22-16-40-39-40-48 0-66 71-66 75 0 6 6 6 7 6 4 0 4-2 7-10 14-46 33-60 50-60 3 0 11 0 11 15 0 13-4 26-8 35-20 52-28 80-28 102 0 43 31 58 60 58 18 0 35-8 49-22-6 25-13 49-32 75-13 17-31 31-53 31-7 0-29-1-38-21 9 0 14 0 21-5 6-5 10-12 10-20 0-15-13-17-18-17-11 0-27 7-27 31 0 25 21 43 52 43 50 0 100-44 114-100 16-62 31-124 46-185z">
              <text:p/>
            </draw:path>
            <draw:path draw:style-name="gr5" draw:text-style-name="P4" draw:layer="layout" svg:width="0.157cm" svg:height="0.232cm" svg:x="9.543cm" svg:y="13.963cm" svg:viewBox="0 0 158 233" svg:d="M75 113c27 0 46 18 46 54 0 43-25 56-44 56-14 0-45-4-59-25 17 0 20-11 20-18 0-11-9-20-18-20-10 0-20 6-20 20 0 32 36 53 77 53 47 0 81-31 81-66 0-26-23-53-60-61 36-13 49-38 49-59 0-28-31-47-69-47s-67 18-67 46c0 11 7 18 17 18 11 0 18-8 18-18s-7-17-18-18c12-14 36-18 49-18 15 0 36 7 36 37 0 14-4 30-12 41-12 12-21 14-40 14-8 1-8 1-9 1-2 0-5 1-5 4 0 6 3 6 10 6 6 0 12 0 18 0z">
              <text:p/>
            </draw:path>
          </draw:g>
        </draw:g>
        <draw:g>
          <svg:title>TexMaths</svg:title>
          <svg:desc>14§display§y_2§svg§600§FALSE§</svg:desc>
          <draw:g>
            <draw:path draw:style-name="gr36" draw:text-style-name="P3" draw:layer="layout" svg:width="0.362cm" svg:height="0.264cm" svg:x="7.312cm" svg:y="10.868cm" svg:viewBox="0 0 363 265" svg:d="M0 0c121 0 242 0 363 0 0 88 0 177 0 265-121 0-242 0-363 0 0-88 0-177 0-265z">
              <text:p/>
            </draw:path>
            <draw:path draw:style-name="gr37" draw:text-style-name="P4" draw:layer="layout" svg:width="0.225cm" svg:height="0.314cm" svg:x="7.301cm" svg:y="10.843cm" svg:viewBox="0 0 226 315" svg:d="M223 29c3-7 3-7 3-11 0-8-7-12-14-12-5 0-12 2-18 9 0 3-4 18-6 27-4 12-7 26-9 39-8 29-15 58-23 88-3 7-23 41-56 41-25 0-30-22-30-40 0-22 8-52 25-95 8-21 10-25 10-35 0-22-16-40-41-40-46 0-64 71-64 75s4 3 6 4c5 0 5 0 8-8 13-46 32-60 49-60 4 0 12 0 12 15 0 13-4 26-8 34-20 52-28 79-28 103 0 43 31 57 60 57 18 0 35-8 49-21-6 25-13 49-32 74-13 17-31 31-53 31-7 0-30-2-38-20 8 0 14 0 21-7 6-4 10-9 10-19 0-15-13-17-18-17-11 0-27 7-27 32 0 24 21 42 52 42 50 0 100-45 114-99 16-62 31-124 46-187z">
              <text:p/>
            </draw:path>
            <draw:path draw:style-name="gr37" draw:text-style-name="P4" draw:layer="layout" svg:width="0.151cm" svg:height="0.226cm" svg:x="7.548cm" svg:y="10.904cm" svg:viewBox="0 0 152 227" svg:d="M152 164c-4 0-7 0-11 0-1 9-6 28-10 33-3 1-29 1-33 1-21 0-42 0-63 0 36-32 47-42 68-57 25-21 49-42 49-74 0-41-36-67-79-67-44 0-73 31-73 61 0 18 15 20 18 20 9 0 18-6 18-18 0-6-1-18-19-18 11-24 33-32 50-32 33 0 52 26 52 54 0 29-21 53-32 65-28 27-55 54-83 81-4 3-4 4-4 14 47 0 95 0 142 0 4-21 7-42 10-63z">
              <text:p/>
            </draw:path>
          </draw:g>
        </draw:g>
        <draw:g>
          <svg:title>TexMaths</svg:title>
          <svg:desc>14§display§y_1§svg§600§FALSE§</svg:desc>
          <draw:g>
            <draw:path draw:style-name="gr36" draw:text-style-name="P3" draw:layer="layout" svg:width="0.351cm" svg:height="0.264cm" svg:x="5.317cm" svg:y="10.868cm" svg:viewBox="0 0 352 265" svg:d="M0 0c117 0 235 0 352 0 0 88 0 177 0 265-117 0-235 0-352 0 0-88 0-177 0-265z">
              <text:p/>
            </draw:path>
            <draw:path draw:style-name="gr37" draw:text-style-name="P4" draw:layer="layout" svg:width="0.225cm" svg:height="0.314cm" svg:x="5.306cm" svg:y="10.843cm" svg:viewBox="0 0 226 315" svg:d="M223 29c3-7 3-7 3-11 0-8-7-12-14-12-5 0-12 2-18 9 0 3-4 18-7 27-3 12-6 26-10 39-7 29-14 58-21 88-2 7-23 41-55 41-26 0-31-22-31-40 0-22 8-52 25-95 8-21 10-25 10-35 0-22-16-40-41-40-46 0-64 71-64 75s4 3 6 4c5 0 5 0 8-8 13-46 32-60 49-60 4 0 12 0 12 15 0 13-4 26-8 34-20 52-28 79-28 103 0 43 31 57 60 57 18 0 35-8 49-21-7 25-13 49-32 74-13 17-31 31-53 31-7 0-29-2-38-20 9 0 14 0 21-7 6-4 10-9 10-19 0-15-13-17-18-17-11 0-27 7-27 32 0 24 21 42 52 42 50 0 100-45 114-99 16-62 31-124 46-187z">
              <text:p/>
            </draw:path>
            <draw:path draw:style-name="gr37" draw:text-style-name="P4" draw:layer="layout" svg:width="0.123cm" svg:height="0.226cm" svg:x="5.57cm" svg:y="10.904cm" svg:viewBox="0 0 124 227" svg:d="M77 10c0-9 0-10-10-10-22 22-53 22-67 22 0 4 0 9 0 13 8 0 31 0 49-10 0 58 0 116 0 174 0 11 0 16-34 16-4 0-9 0-14 0 0 4 0 8 0 12 7 0 49-1 62-1 11 0 54 1 61 1 0-4 0-8 0-12-4 0-8 0-12 0-35 0-35-5-35-16 0-63 0-126 0-189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1-17T03:20:55.813865116</meta:creation-date>
    <dc:date>2022-01-17T03:49:52.894043834</dc:date>
    <meta:editing-duration>PT14M44S</meta:editing-duration>
    <meta:editing-cycles>4</meta:editing-cycles>
    <meta:generator>LibreOffice/7.2.5.2$MacOSX_X86_64 LibreOffice_project/499f9727c189e6ef3471021d6132d4c694f357e5</meta:generator>
    <meta:document-statistic meta:object-count="117"/>
  </office:meta>
</office:document-meta>
</file>